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2.5562in"/>
    </style:style>
    <style:style style:name="TableColumn5" style:family="table-column">
      <style:table-column-properties style:column-width="3.7006in"/>
    </style:style>
    <style:style style:name="Table3" style:family="table">
      <style:table-properties style:width="6.2569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padding-top="0in" fo:padding-left="0.075in" fo:padding-bottom="0in" fo:padding-right="0.075in"/>
    </style:style>
    <style:style style:name="P8" style:parent-style-name="Normal" style:family="paragraph">
      <style:paragraph-properties fo:text-align="center" fo:text-indent="0in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Normal" style:family="paragraph">
      <style:paragraph-properties fo:text-indent="0in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Normal" style:family="paragraph">
      <style:paragraph-properties fo:text-indent="0in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" style:family="paragraph">
      <style:paragraph-properties fo:text-indent="0in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text-indent="0in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paragraph-properties fo:text-indent="0in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" style:family="paragraph">
      <style:paragraph-properties fo:text-indent="0in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text-indent="0in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text-indent="0in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fo:text-indent="0in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Normal" style:family="paragraph">
      <style:paragraph-properties fo:text-indent="0in"/>
    </style:style>
    <style:style style:name="P34" style:parent-style-name="Normal" style:family="paragraph">
      <style:paragraph-properties fo:text-indent="0in"/>
    </style:style>
    <style:style style:name="P35" style:parent-style-name="Normal" style:family="paragraph">
      <style:paragraph-properties fo:text-indent="0in"/>
    </style:style>
    <style:style style:name="P36" style:parent-style-name="Normal" style:family="paragraph">
      <style:paragraph-properties fo:text-indent="0in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text-indent="0in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text-indent="0in"/>
    </style:style>
    <style:style style:name="P42" style:parent-style-name="Normal" style:family="paragraph">
      <style:paragraph-properties fo:text-align="start" fo:text-indent="0in"/>
    </style:style>
    <style:style style:name="P43" style:parent-style-name="Normal" style:family="paragraph">
      <style:paragraph-properties fo:text-align="start" fo:text-indent="0in"/>
    </style:style>
  </office:automatic-styles>
  <office:body>
    <office:text text:use-soft-page-breaks="true">
      <text:p text:style-name="P1"/>
      <text:h text:style-name="Título1" text:outline-level="1">CASOS DE TESTE</text:h>
      <text:p text:style-name="Normal">O<text:s/>Teste 1 revela o seguinte defeito: ao<text:s/>pressionar o push button,<text:s/>o<text:s/>LED<text:s/>deverá acender caso esteja desligado, caso contrário, o LED deverá apagar.</text:p>
      <text:p text:style-name="P2"><text:s/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2">
            <text:p text:style-name="P8">Caso de teste</text:p>
          </table:table-cell>
          <table:covered-table-cell/>
        </table:table-row>
        <table:table-row table:style-name="TableRow9">
          <table:table-cell table:style-name="TableCell10">
            <text:p text:style-name="P11">ID</text:p>
          </table:table-cell>
          <table:table-cell table:style-name="TableCell12">
            <text:p text:style-name="P13">1</text:p>
          </table:table-cell>
        </table:table-row>
        <table:table-row table:style-name="TableRow14">
          <table:table-cell table:style-name="TableCell15">
            <text:p text:style-name="P16">Objetivo</text:p>
          </table:table-cell>
          <table:table-cell table:style-name="TableCell17">
            <text:p text:style-name="P18">Alterar luminosidade do LED</text:p>
          </table:table-cell>
        </table:table-row>
        <table:table-row table:style-name="TableRow19">
          <table:table-cell table:style-name="TableCell20">
            <text:p text:style-name="P21">Ator</text:p>
          </table:table-cell>
          <table:table-cell table:style-name="TableCell22">
            <text:p text:style-name="P23">Aluno de Engenharia de Software</text:p>
          </table:table-cell>
        </table:table-row>
        <table:table-row table:style-name="TableRow24">
          <table:table-cell table:style-name="TableCell25">
            <text:p text:style-name="P26">Pré-condições</text:p>
          </table:table-cell>
          <table:table-cell table:style-name="TableCell27">
            <text:p text:style-name="P28">O LED deve estar aceso</text:p>
          </table:table-cell>
        </table:table-row>
        <table:table-row table:style-name="TableRow29">
          <table:table-cell table:style-name="TableCell30">
            <text:p text:style-name="P31">Procedimentos (Entradas e saídas)</text:p>
          </table:table-cell>
          <table:table-cell table:style-name="TableCell32">
            <text:p text:style-name="P33">1 –<text:s/>Pressionar o botão</text:p>
            <text:p text:style-name="P34">2 –<text:s/>O LED deve apagar.</text:p>
            <text:p text:style-name="P35">3 –<text:s/>Pressionar o botão.</text:p>
            <text:p text:style-name="P36">4 – O LED deve apagar.</text:p>
          </table:table-cell>
        </table:table-row>
        <table:table-row table:style-name="TableRow37">
          <table:table-cell table:style-name="TableCell38">
            <text:p text:style-name="P39">Pós-condições</text:p>
          </table:table-cell>
          <table:table-cell table:style-name="TableCell40">
            <text:p text:style-name="P41">A luminosidade do LED foi alterada</text:p>
          </table:table-cell>
        </table:table-row>
      </table:table>
      <text:p text:style-name="P42"/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-asian="Times New Roman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Normal" style:display-name="Normal" style:family="paragraph">
      <style:paragraph-properties fo:text-align="justify" fo:text-indent="0.5in"/>
      <style:text-properties fo:language="pt" fo:country="BR" fo:hyphenate="false"/>
    </style:style>
    <style:style style:name="Fonteparág.padrão" style:display-name="Fonte parág. padrão" style:family="text"/>
    <text:list-style style:name="WW_OutlineListStyle" style:display-name="WW_OutlineListStyl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Heading1Char" style:display-name="Heading 1 Char" style:family="text" style:parent-style-name="Fonteparág.padrão"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language="pt" fo:country="B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Fonteparág.padrão">
      <style:text-properties fo:language="pt" fo:country="BR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Fonteparág.padrão">
      <style:text-properties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 text:space-before="0.25in" text:min-label-width="0.25in"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Microsoft Office User</meta:initial-creator>
    <dc:creator>Guilherme Gonçalves Borges da Silva</dc:creator>
    <meta:creation-date>2016-05-21T13:11:00Z</meta:creation-date>
    <dc:date>2019-08-16T21:27:00Z</dc:date>
    <meta:template xlink:href="Normal" xlink:type="simple"/>
    <meta:editing-cycles>3</meta:editing-cycles>
    <meta:editing-duration>PT360S</meta:editing-duration>
    <meta:document-statistic meta:page-count="1" meta:paragraph-count="1" meta:word-count="75" meta:character-count="479" meta:row-count="3" meta:non-whitespace-character-count="405"/>
  </office:meta>
</office:document-meta>
</file>